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126in"/>
    </style:style>
    <style:style style:name="co2" style:family="table-column">
      <style:table-column-properties fo:break-before="auto" style:column-width="2.905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791in"/>
    </style:style>
    <style:style style:name="co5" style:family="table-column">
      <style:table-column-properties fo:break-before="auto" style:column-width="1.8866in"/>
    </style:style>
    <style:style style:name="co6" style:family="table-column">
      <style:table-column-properties fo:break-before="auto" style:column-width="8.0839in"/>
    </style:style>
    <style:style style:name="co7" style:family="table-column">
      <style:table-column-properties fo:break-before="auto" style:column-width="3.3665in"/>
    </style:style>
    <style:style style:name="co8" style:family="table-column">
      <style:table-column-properties fo:break-before="auto" style:column-width="2.348in"/>
    </style:style>
    <style:style style:name="co9" style:family="table-column">
      <style:table-column-properties fo:break-before="auto" style:column-width="1.4791in"/>
    </style:style>
    <style:style style:name="co10" style:family="table-column">
      <style:table-column-properties fo:break-before="auto" style:column-width="2.2728in"/>
    </style:style>
    <style:style style:name="co11" style:family="table-column">
      <style:table-column-properties fo:break-before="auto" style:column-width="4.824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5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9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wrap-option="wrap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2" style:family="table-cell" style:parent-style-name="Default" style:data-style-name="N104"/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normal" style:font-weight-asian="normal" style:font-weight-complex="normal"/>
    </style:style>
    <style:style style:name="T1" style:family="text">
      <style:text-properties style:font-name="Liberation Sans" fo:font-size="10pt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/>
    </style:style>
    <style:style style:name="T2" style:family="text">
      <style:text-properties style:font-name="Liberation Sans" fo:font-size="10pt" style:font-relief="none" style:text-emphasize="none" style:font-style-complex="normal" style:font-style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style:font-weight-asian="normal" style:font-weight-complex="normal"/>
    </style:style>
    <style:style style:name="T3" style:family="text">
      <style:text-properties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Magnet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number-columns-repeated="2" table:default-cell-style-name="ce7"/>
        <table:table-column table:style-name="co5" table:default-cell-style-name="ce7"/>
        <table:table-column table:style-name="co6" table:default-cell-style-name="Default"/>
        <table:table-column table:style-name="co3" table:number-columns-repeated="1016" table:default-cell-style-name="Default"/>
        <table:table-row table:style-name="ro1">
          <table:table-cell table:style-name="ce5" office:value-type="string" calcext:value-type="string">
            <text:p>Prototype Version</text:p>
          </table:table-cell>
          <table:table-cell table:style-name="ce5" office:value-type="string" calcext:value-type="string">
            <text:p>Name of Vendor</text:p>
          </table:table-cell>
          <table:table-cell table:style-name="ce5" office:value-type="string" calcext:value-type="string">
            <text:p>URL of product page</text:p>
          </table:table-cell>
          <table:table-cell table:style-name="ce6" office:value-type="string" calcext:value-type="string">
            <text:p>MOQ</text:p>
          </table:table-cell>
          <table:table-cell table:style-name="ce6" office:value-type="string" calcext:value-type="string">
            <text:p>Offer sample service?</text:p>
          </table:table-cell>
          <table:table-cell table:style-name="ce6" office:value-type="string" calcext:value-type="string">
            <text:p>Price/magnet</text:p>
          </table:table-cell>
          <table:table-cell table:style-name="ce6" office:value-type="string" calcext:value-type="string">
            <text:p>Sizes available (if relevant)</text:p>
          </table:table-cell>
          <table:table-cell table:style-name="ce5" office:value-type="string" calcext:value-type="string">
            <text:p>Comments</text:p>
          </table:table-cell>
          <table:table-cell table:style-name="ce5" table:number-columns-repeated="57"/>
          <table:table-cell table:number-columns-repeated="959"/>
        </table:table-row>
        <table:table-row table:style-name="ro1">
          <table:table-cell table:number-columns-repeated="2"/>
          <table:table-cell table:style-name="ce5" office:value-type="string" calcext:value-type="string">
            <text:p>Cube magnets</text:p>
          </table:table-cell>
          <table:table-cell table:style-name="Default" table:number-columns-repeated="4"/>
          <table:table-cell/>
          <table:table-cell table:style-name="ce5" table:number-columns-repeated="57"/>
          <table:table-cell table:number-columns-repeated="959"/>
        </table:table-row>
        <table:table-row table:style-name="ro1">
          <table:table-cell table:style-name="ce5" office:value-type="string" calcext:value-type="string">
            <text:p>Version &gt;= v.2.3.9</text:p>
          </table:table-cell>
          <table:table-cell table:style-name="ce5" office:value-type="string" calcext:value-type="string">
            <text:p>K&amp;J Magnets</text:p>
          </table:table-cell>
          <table:table-cell table:style-name="ce5" office:value-type="string" calcext:value-type="string">
            <text:p>https://www.kjmagnetics.com/proddetail.asp?prod=B22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/A</text:p>
          </table:table-cell>
          <table:table-cell table:style-name="ce15" office:value-type="float" office:value="0.18" calcext:value-type="float">
            <text:p>0.18</text:p>
          </table:table-cell>
          <table:table-cell table:style-name="ce6" office:value-type="string" calcext:value-type="string">
            <text:p>1/8”</text:p>
          </table:table-cell>
          <table:table-cell table:style-name="ce5" office:value-type="string" calcext:value-type="string">
            <text:p>Price/magnet decreases with volume size – Latest Prototype uses these </text:p>
          </table:table-cell>
          <table:table-cell table:style-name="ce5" table:number-columns-repeated="1016"/>
        </table:table-row>
        <table:table-row table:style-name="ro1">
          <table:table-cell/>
          <table:table-cell table:style-name="ce27"/>
          <table:table-cell table:style-name="ce5" office:value-type="string" calcext:value-type="string">
            <text:p>Disc magnets</text:p>
          </table:table-cell>
          <table:table-cell table:style-name="ce6" table:number-columns-repeated="4"/>
          <table:table-cell table:style-name="ce5" table:number-columns-repeated="58"/>
          <table:table-cell table:number-columns-repeated="959"/>
        </table:table-row>
        <table:table-row table:style-name="ro1">
          <table:table-cell table:style-name="ce27" office:value-type="string" calcext:value-type="string">
            <text:p>Version 2 =&lt; v.2.3.8</text:p>
          </table:table-cell>
          <table:table-cell table:style-name="ce27" office:value-type="string" calcext:value-type="string">
            <text:p>MANHXSCY</text:p>
          </table:table-cell>
          <table:table-cell office:value-type="string" calcext:value-type="string">
            <text:p>https://www.aliexpress.us/item/2251832608106847.html?spm=a2g0s.12269583.0.0.38ed6d94LIrwko&amp;gatewayAdapt=glo2usa4itemAdapt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string" calcext:value-type="string">
            <text:p>no</text:p>
          </table:table-cell>
          <table:table-cell table:style-name="Default" table:formula="of:=8/100" office:value-type="float" office:value="0.08" calcext:value-type="float">
            <text:p>0.08</text:p>
          </table:table-cell>
          <table:table-cell table:style-name="Default" office:value-type="string" calcext:value-type="string">
            <text:p>4x3</text:p>
          </table:table-cell>
          <table:table-cell office:value-type="string" calcext:value-type="string">
            <text:p>No longer available at URL - 100pcs Neodymium N35 Dia 4mm X 3mm Strong Magnets Tiny Disc NdFeB Rare Earth For Crafts Models Fridge Sticking magnet 4x3m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 used </text:p>
          </table:table-cell>
          <table:table-cell table:style-name="ce27" office:value-type="string" calcext:value-type="string">
            <text:p>MANHXSCY</text:p>
          </table:table-cell>
          <table:table-cell table:style-name="ce5" office:value-type="string" calcext:value-type="string">
            <text:p>https://www.aliexpress.us/item/2251832608138260.html?gatewayAdapt=glo2usa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no</text:p>
          </table:table-cell>
          <table:table-cell table:style-name="ce6" table:formula="of:=8.75/50" office:value-type="float" office:value="0.175" calcext:value-type="float">
            <text:p>0.175</text:p>
          </table:table-cell>
          <table:table-cell table:style-name="ce6" office:value-type="string" calcext:value-type="string">
            <text:p>5x4</text:p>
          </table:table-cell>
          <table:table-cell table:style-name="ce5" office:value-type="string" calcext:value-type="string">
            <text:p>No longer available at URL - 50pcs Neodymium N35 Dia 5mm X 4mm Strong Magnets Tiny Disc NdFeB Rare Earth For Crafts Models Fridge Sticking magnet 5x4mm</text:p>
          </table:table-cell>
          <table:table-cell table:style-name="ce5" table:number-columns-repeated="57"/>
          <table:table-cell table:number-columns-repeated="959"/>
        </table:table-row>
        <table:table-row table:style-name="ro1">
          <table:table-cell/>
          <table:table-cell table:style-name="ce27" office:value-type="string" calcext:value-type="string">
            <text:p>K&amp;J Magnets</text:p>
          </table:table-cell>
          <table:table-cell table:style-name="ce5" office:value-type="string" calcext:value-type="string">
            <text:p>https://www.kjmagnetics.com/proddetail.asp?prod=D101-N52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N/A</text:p>
          </table:table-cell>
          <table:table-cell table:style-name="ce6" table:formula="of:=14/100" office:value-type="float" office:value="0.14" calcext:value-type="float">
            <text:p>0.14</text:p>
          </table:table-cell>
          <table:table-cell table:style-name="ce14" office:value-type="string" calcext:value-type="string">
            <text:p>1/16" dia. x 1/32" thick</text:p>
          </table:table-cell>
          <table:table-cell table:style-name="ce5" table:number-columns-repeated="58"/>
          <table:table-cell table:number-columns-repeated="959"/>
        </table:table-row>
        <table:table-row table:style-name="ro1">
          <table:table-cell/>
          <table:table-cell table:style-name="ce5" table:number-columns-repeated="2"/>
          <table:table-cell table:style-name="ce6" table:number-columns-repeated="3"/>
          <table:table-cell table:style-name="ce14"/>
          <table:table-cell table:style-name="ce5" table:number-columns-repeated="58"/>
          <table:table-cell table:number-columns-repeated="959"/>
        </table:table-row>
        <table:table-row table:style-name="ro1">
          <table:table-cell table:number-columns-repeated="2"/>
          <table:table-cell table:style-name="ce5" office:value-type="string" calcext:value-type="string">
            <text:p>Hex magnets</text:p>
          </table:table-cell>
          <table:table-cell table:style-name="Default" table:number-columns-repeated="4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kyup Magnetics (Ningbo) Co., Ltd. </text:p>
          </table:table-cell>
          <table:table-cell office:value-type="string" calcext:value-type="string">
            <text:p>https://www.alibaba.com/product-detail/12-Years-Experience-factory-producing-rare_62153270553.html?spm=a2700.galleryofferlist.0.0.73193692rHOp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table:style-name="ce8" office:value-type="string" calcext:value-type="string">
            <text:p>$0.02-$0.60</text:p>
          </table:table-cell>
          <table:table-cell office:value-type="string" calcext:value-type="string">
            <text:p>any 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Xiamen Balin Magnetic Materials Co., Ltd.</text:p>
          </table:table-cell>
          <table:table-cell office:value-type="string" calcext:value-type="string">
            <text:p>https://www.alibaba.com/product-detail/Powerful-rare-earth-hexagon-neodymium-magnet_62113152666.html?spm=a2700.galleryofferlist.0.0.73193692rHOp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table:style-name="ce8" office:value-type="string" calcext:value-type="string">
            <text:p>$0.05 - $0.50</text:p>
          </table:table-cell>
          <table:table-cell office:value-type="string" calcext:value-type="string">
            <text:p>any 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angzhou Shengshideng Magnetics Co., Ltd.</text:p>
          </table:table-cell>
          <table:table-cell office:value-type="string" calcext:value-type="string">
            <text:p>https://www.alibaba.com/product-detail/14-Years-Experience-factory-producing-neodymium_60745639237.html?spm=a2700.galleryofferlist.0.0.73193692rHOp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table:style-name="ce8" office:value-type="string" calcext:value-type="string">
            <text:p>$1.00 - $10.00 </text:p>
          </table:table-cell>
          <table:table-cell office:value-type="string" calcext:value-type="string">
            <text:p>any 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ersion 1</text:p>
          </table:table-cell>
          <table:table-cell office:value-type="string" calcext:value-type="string">
            <text:p>Dongguan Hj Tech Co., Ltd.</text:p>
          </table:table-cell>
          <table:table-cell office:value-type="string" calcext:value-type="string">
            <text:p>https://www.alibaba.com/product-detail/Hot-Sale-Strong-Electric-Custom-Shape_62489784248.html?spm=a2700.galleryofferlist.0.0.6ead4c1d5L8q7P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Yes</text:p>
          </table:table-cell>
          <table:table-cell table:style-name="ce8" office:value-type="currency" office:currency="USD" office:value="0.03" calcext:value-type="currency">
            <text:p>$0.03</text:p>
          </table:table-cell>
          <table:table-cell office:value-type="string" calcext:value-type="string">
            <text:p>any </text:p>
          </table:table-cell>
          <table:table-cell office:value-type="string" calcext:value-type="string">
            <text:p>Placed order for 8 magnets of two sizes. September 9, received order October 10</text:p>
            <text:p>The stated production time is 15-20 days, and the express delivery time is 7-9 days. There was a small delay, possibly due to holiday.</text:p>
            <text:p>(oops – didn’t realize this shop had a MoQ of 1000, but the customer service was great, and the person I worked with says I and others can order lower quantities if desired)</text:p>
          </table:table-cell>
          <table:table-cell table:number-columns-repeated="1016"/>
        </table:table-row>
        <table:table-row table:style-name="ro1" table:number-rows-repeated="14">
          <table:table-cell table:number-columns-repeated="5"/>
          <table:table-cell table:style-name="ce8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2"/>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go Pins" table:style-name="ta1">
        <table:table-column table:style-name="co7" table:default-cell-style-name="Default"/>
        <table:table-column table:style-name="co7" table:default-cell-style-name="ce10"/>
        <table:table-column table:style-name="co3" table:default-cell-style-name="Default"/>
        <table:table-column table:style-name="co8" table:default-cell-style-name="Default"/>
        <table:table-column table:style-name="co9" table:default-cell-style-name="ce12"/>
        <table:table-column table:style-name="co10" table:default-cell-style-name="ce10"/>
        <table:table-column table:style-name="co11" table:default-cell-style-name="ce10"/>
        <table:table-column table:style-name="co3" table:number-columns-repeated="1017" table:default-cell-style-name="Default"/>
        <table:table-row table:style-name="ro1">
          <table:table-cell table:style-name="ce5" office:value-type="string" calcext:value-type="string">
            <text:p>Prototype Version</text:p>
          </table:table-cell>
          <table:table-cell table:style-name="ce9" office:value-type="string" calcext:value-type="string">
            <text:p>URL of product page</text:p>
          </table:table-cell>
          <table:table-cell table:style-name="ce6" office:value-type="string" calcext:value-type="string">
            <text:p>MOQ</text:p>
          </table:table-cell>
          <table:table-cell table:style-name="ce6" office:value-type="string" calcext:value-type="string">
            <text:p>Offer sample service?</text:p>
          </table:table-cell>
          <table:table-cell table:style-name="ce11" office:value-type="string" calcext:value-type="string">
            <text:p>Price/pin</text:p>
          </table:table-cell>
          <table:table-cell table:style-name="ce13" office:value-type="string" calcext:value-type="string">
            <text:p>Type</text:p>
          </table:table-cell>
          <table:table-cell table:style-name="ce9" office:value-type="string" calcext:value-type="string">
            <text:p>Comments</text:p>
          </table:table-cell>
          <table:table-cell table:number-columns-repeated="1017"/>
        </table:table-row>
        <table:table-row table:style-name="ro3">
          <table:table-cell table:style-name="ce5" office:value-type="string" calcext:value-type="string">
            <text:p>Version &gt;= v.2.3.9</text:p>
          </table:table-cell>
          <table:table-cell table:style-name="ce9" office:value-type="string" calcext:value-type="string">
            <text:p>https://www.digikey.com/en/products/detail/mill-max-manufacturing-corp/7973-0-15-20-77-14-11-0/10197225?s=N4IgTCBcDaKHAEBRAIgRhQVgBwHYC0A5JOEAXQF8g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/A</text:p>
          </table:table-cell>
          <table:table-cell table:style-name="ce28" office:value-type="currency" office:currency="USD" office:value="1.13" calcext:value-type="currency">
            <text:p>$1.13</text:p>
          </table:table-cell>
          <table:table-cell table:style-name="ce13" office:value-type="string" calcext:value-type="string">
            <text:p><text:span text:style-name="T1">  </text:span><text:span text:style-name="T2">2.66mm </text:span><text:span text:style-name="T3">STANDARD SPRING-LOADED PIN Contact Spring Through Hole, Solder Cup</text:span></text:p>
          </table:table-cell>
          <table:table-cell table:style-name="ce9" office:value-type="string" calcext:value-type="string">
            <text:p>Price increases with order quantity – Latest Prototype uses these </text:p>
          </table:table-cell>
          <table:table-cell table:style-name="ce5" table:number-columns-repeated="1017"/>
        </table:table-row>
        <table:table-row table:style-name="ro3">
          <table:table-cell table:style-name="ce27" office:value-type="string" calcext:value-type="string">
            <text:p>Version =&lt; v.2.3.8</text:p>
          </table:table-cell>
          <table:table-cell table:style-name="ce19" office:value-type="string" calcext:value-type="string">
            <text:p>https://www.digikey.com/en/products/detail/mill-max-manufacturing-corp/0947-0-15-20-77-14-11-0/7402798?fbclid=IwAR2QlSi8a8lccHdWrY6OnjslCu8BUWKbcjRzbmdfqrm78gm7a28iOgghOkI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N/A</text:p>
          </table:table-cell>
          <table:table-cell table:style-name="ce23" office:value-type="currency" office:currency="USD" office:value="0.97" calcext:value-type="currency">
            <text:p>$0.97</text:p>
          </table:table-cell>
          <table:table-cell table:style-name="ce26" office:value-type="string" calcext:value-type="string">
            <text:p><text:s text:c="3"/>7.58mmSTANDARD SPRING-LOADED PIN CONTACT SPRING LOADED SLDR CUP</text:p>
          </table:table-cell>
          <table:table-cell table:style-name="ce19" office:value-type="string" calcext:value-type="string">
            <text:p>Price increases with order quantity</text:p>
          </table:table-cell>
          <table:table-cell table:style-name="ce27" table:number-columns-repeated="1017"/>
        </table:table-row>
        <table:table-row table:style-name="ro4">
          <table:table-cell office:value-type="string" calcext:value-type="string">
            <text:p>All Versions</text:p>
          </table:table-cell>
          <table:table-cell office:value-type="string" calcext:value-type="string">
            <text:p><text:a xlink:href="https://www.alibaba.com/product-detail/Circular-SMD-Contact-Pad-3-0_62437659039.html?spm=a2700.9114905.0.0.IC0LYF" xlink:type="simple">https://www.alibaba.com/product-detail/Circular-SMD-Contact-Pad-3-0_62437659039.html?spm=a2700.9114905.0.0.IC0LYF</text:a>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yes</text:p>
          </table:table-cell>
          <table:table-cell office:value-type="currency" office:currency="USD" office:value="0.07" calcext:value-type="currency">
            <text:p>$0.07</text:p>
          </table:table-cell>
          <table:table-cell office:value-type="string" calcext:value-type="string">
            <text:p>3.00mm radius contact pad, 2.00mm height, target pin</text:p>
          </table:table-cell>
          <table:table-cell office:value-type="string" calcext:value-type="string">
            <text:p>Ordered 11/28/2020 Received 12/16/2020</text:p>
          </table:table-cell>
          <table:table-cell table:number-columns-repeated="1017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2">00/00/0000</text:date>, <text:time style:data-style-name="N2" text:time-value="23:59:51.8364752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8T12:14:59.231432538</meta:creation-date>
    <meta:editing-duration>PT1H2M23S</meta:editing-duration>
    <meta:editing-cycles>11</meta:editing-cycles>
    <meta:generator>LibreOffice/6.4.7.2$Linux_X86_64 LibreOffice_project/40$Build-2</meta:generator>
    <dc:date>2023-09-12T21:35:39.741515751</dc:date>
    <meta:document-statistic meta:table-count="2" meta:cell-count="96" meta:object-count="0"/>
  </office:meta>
</office:document-meta>
</file>